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2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2.67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011" table:default-cell-style-name="ce1"/>
        <table:table-row table:style-name="ro1" table:number-rows-repeated="5">
          <table:table-cell table:number-columns-repeated="1022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011"/>
        </table:table-row>
        <table:table-row table:style-name="ro2">
          <table:table-cell office:value-type="string">
            <text:p>Emo</text:p>
          </table:table-cell>
          <table:table-cell office:value-type="string">
            <text:p>niedergeschlagen, deprimiert</text:p>
          </table:table-cell>
          <table:table-cell office:value-type="string">
            <text:p>Hoffungsvoll, irritiert (Einbruch)</text:p>
          </table:table-cell>
          <table:table-cell office:value-type="string">
            <text:p>deprimiert, neugierig</text:p>
          </table:table-cell>
          <table:table-cell office:value-type="string">
            <text:p>Neugierig, verärgert, entschlossen</text:p>
          </table:table-cell>
          <table:table-cell office:value-type="string">
            <text:p>verärgert, deprimiert, entschlossen</text:p>
          </table:table-cell>
          <table:table-cell office:value-type="string">
            <text:p>frustriert, wütend</text:p>
          </table:table-cell>
          <table:table-cell office:value-type="string">
            <text:p>unzufrieden, evtl. Angst, verknallt</text:p>
          </table:table-cell>
          <table:table-cell office:value-type="string">
            <text:p>verknallt, unbefangener, </text:p>
          </table:table-cell>
          <table:table-cell office:value-type="string">
            <text:p>glücklich</text:p>
          </table:table-cell>
          <table:table-cell office:value-type="string">
            <text:p>Zufrieden</text:p>
          </table:table-cell>
          <table:table-cell table:number-columns-repeated="1011"/>
        </table:table-row>
        <table:table-row table:style-name="ro2">
          <table:table-cell office:value-type="string">
            <text:p>Ziel</text:p>
          </table:table-cell>
          <table:table-cell office:value-type="string">
            <text:p>spannung im leben, aufgabe</text:p>
          </table:table-cell>
          <table:table-cell office:value-type="string">
            <text:p>Job in Firma</text:p>
          </table:table-cell>
          <table:table-cell office:value-type="string">
            <text:p>Projekt von Ikarus finden</text:p>
          </table:table-cell>
          <table:table-cell office:value-type="string">
            <text:p>Mordtheorie an Ikarus verfolgen</text:p>
          </table:table-cell>
          <table:table-cell office:value-type="string">
            <text:p>Beweise bekommen, Gerechtigkeit</text:p>
          </table:table-cell>
          <table:table-cell office:value-type="string">
            <text:p>Rache</text:p>
          </table:table-cell>
          <table:table-cell office:value-type="string">
            <text:p>Liara abschleppen, Lage beruhigen</text:p>
          </table:table-cell>
          <table:table-cell office:value-type="string">
            <text:p>Liara für sich gewinnen</text:p>
          </table:table-cell>
          <table:table-cell/>
          <table:table-cell office:value-type="string">
            <text:p>öffentlicher grausamer Tod</text:p>
          </table:table-cell>
          <table:table-cell table:number-columns-repeated="1011"/>
        </table:table-row>
        <table:table-row table:style-name="ro3">
          <table:table-cell office:value-type="string">
            <text:p>handlung</text:p>
          </table:table-cell>
          <table:table-cell office:value-type="string">
            <text:p>Beerdigung, Suche nach Sinn</text:p>
          </table:table-cell>
          <table:table-cell office:value-type="string">
            <text:p>Job in Firma (nichts passendes),</text:p>
            <text:p>Gespräche mit Ikarus Kollegen</text:p>
          </table:table-cell>
          <table:table-cell office:value-type="string">
            <text:p>Gespräch mit Eltern, Treffen mit Barry </text:p>
            <text:p>(Entschlüsselung Ikarus Passwort)</text:p>
          </table:table-cell>
          <table:table-cell office:value-type="string">
            <text:p>Hinweise auf Mord finden (Ikarus hatte Drohung bekommen), Verdächtige treffen/beschatten</text:p>
          </table:table-cell>
          <table:table-cell office:value-type="string">
            <text:p>Beweise finden,</text:p>
          </table:table-cell>
          <table:table-cell office:value-type="string">
            <text:p>Versuch die Beweise an den Mann zu bringen (evtl. Bennetts Anwalt), Aussichtlosigkeit (Übermacht der Lobby) , Entscheidung für seinen Phantomplan</text:p>
          </table:table-cell>
          <table:table-cell office:value-type="string">
            <text:p>Treffen mit Liara (Radpanne), flasche Hinweise von Barry, Video wird veröffentlicht</text:p>
          </table:table-cell>
          <table:table-cell office:value-type="string">
            <text:p>Verlieben in Liara (evtl. Urlaub mit Absicht Hinweisen nach zu gehen), Treffen mit Barry, Liara Handy zustecken</text:p>
          </table:table-cell>
          <table:table-cell office:value-type="string">
            <text:p>Liebe mit Liara, Kinder beobachten, Abschied Eltern (Vorwand von neuem schönen Leben/Aufgabe erzählen), Freunde</text:p>
          </table:table-cell>
          <table:table-cell office:value-type="string">
            <text:p>Provokation Agent</text:p>
          </table:table-cell>
          <table:table-cell table:number-columns-repeated="1011"/>
        </table:table-row>
        <table:table-row table:style-name="ro3">
          <table:table-cell office:value-type="string">
            <text:p>cliff</text:p>
          </table:table-cell>
          <table:table-cell office:value-type="string">
            <text:p>einbruch im apartment</text:p>
          </table:table-cell>
          <table:table-cell office:value-type="string">
            <text:p>Hinweis auf Ikarus Projekt</text:p>
          </table:table-cell>
          <table:table-cell office:value-type="string">
            <text:p>was in den entschlüsselten Daten</text:p>
          </table:table-cell>
          <table:table-cell office:value-type="string">
            <text:p>Überraschung wer Verdächtiger ist</text:p>
          </table:table-cell>
          <table:table-cell office:value-type="string">
            <text:p>vermeintlich gute Beweise </text:p>
          </table:table-cell>
          <table:table-cell office:value-type="string">
            <text:p>Jmd. Eröffnet B. Chance um zur Rache zu kommen (nur Fake, was Bennett merkt, aber mitspielt um nicht aufzufliegen)</text:p>
          </table:table-cell>
          <table:table-cell office:value-type="string">
            <text:p>Liara wiedertreffen? </text:p>
          </table:table-cell>
          <table:table-cell office:value-type="string">
            <text:p>???</text:p>
          </table:table-cell>
          <table:table-cell table:number-columns-repeated="2" office:value-type="string">
            <text:p>-</text:p>
          </table:table-cell>
          <table:table-cell table:number-columns-repeated="1011"/>
        </table:table-row>
        <table:table-row table:style-name="ro3">
          <table:table-cell office:value-type="string">
            <text:p>Leser</text:p>
          </table:table-cell>
          <table:table-cell office:value-type="string">
            <text:p>Gemütszustand B, Hintergrund B.</text:p>
          </table:table-cell>
          <table:table-cell office:value-type="string">
            <text:p>Suspense wegen Einbruch, riechen</text:p>
            <text:p>Braten eher als Bennett</text:p>
          </table:table-cell>
          <table:table-cell office:value-type="string">
            <text:p>Spaß durch Barry, Aufklärung Welt, Suspense Projekt</text:p>
          </table:table-cell>
          <table:table-cell office:value-type="string">
            <text:p>Aufklärung Welt, Spannung was B herausfindet (wer dahinter steckt)</text:p>
          </table:table-cell>
          <table:table-cell office:value-type="string">
            <text:p>Freude, dass Schuldigen eins ausgewischt wird</text:p>
          </table:table-cell>
          <table:table-cell office:value-type="string">
            <text:p>Frustriert</text:p>
          </table:table-cell>
          <table:table-cell office:value-type="string">
            <text:p>Warten auf Aktion von Bennett Romanze</text:p>
          </table:table-cell>
          <table:table-cell office:value-type="string">
            <text:p>Freude auf Romanze, Ikarus rückt in den Hintergrund</text:p>
          </table:table-cell>
          <table:table-cell office:value-type="string">
            <text:p>Scheint als wenn Bennett seinen Freude im Leben mit Liara gefunden hat (seine Aufgabe in der Welt – doch er meint Phantomplan)</text:p>
          </table:table-cell>
          <table:table-cell office:value-type="string">
            <text:p>Überraschung (Bennett ist das Phantom), Suspense wie Bennett rauskommt, Schock </text:p>
          </table:table-cell>
          <table:table-cell table:number-columns-repeated="1011"/>
        </table:table-row>
        <table:table-row table:style-name="ro4">
          <table:table-cell office:value-type="string">
            <text:p>Anmerkungen</text:p>
          </table:table-cell>
          <table:table-cell table:number-columns-repeated="2"/>
          <table:table-cell office:value-type="string">
            <text:p>- durch Feststellung, dass er an Ikarus nie vorbeikommt und nichts eignes hat, bringt Hinweis auf PW</text:p>
          </table:table-cell>
          <table:table-cell table:number-columns-repeated="2"/>
          <table:table-cell office:value-type="string">
            <text:p>- Vorher sichere Institutionen stellen sich als Korrupt heraus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0:02:42</meta:creation-date>
    <dc:date>2014-04-25T01:04:22</dc:date>
    <meta:editing-duration>PT13M39S</meta:editing-duration>
    <meta:editing-cycles>1</meta:editing-cycles>
    <meta:document-statistic meta:table-count="3" meta:cell-count="67" meta:object-count="0"/>
    <meta:generator>LibreOffice/3.5$Linux_X86_64 LibreOffice_project/350m1$Build-2</meta:generator>
  </office:meta>
</office:document-meta>
</file>